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568cm" fo:margin-left="0cm" fo:margin-right="-0.568cm" table:align="margins" style:writing-mode="lr-tb"/>
    </style:style>
    <style:style style:name="表1.A" style:family="table-column">
      <style:table-column-properties style:column-width="5.666cm" style:rel-column-width="21134*"/>
    </style:style>
    <style:style style:name="表1.B" style:family="table-column">
      <style:table-column-properties style:column-width="5.667cm" style:rel-column-width="21140*"/>
    </style:style>
    <style:style style:name="表1.C" style:family="table-column">
      <style:table-column-properties style:column-width="6.235cm" style:rel-column-width="23261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6.17cm" fo:margin-left="1.205cm" fo:margin-right="-0.374cm" table:align="margins" style:writing-mode="lr-tb"/>
    </style:style>
    <style:style style:name="表3.A" style:family="table-column">
      <style:table-column-properties style:column-width="0.794cm" style:rel-column-width="3217*"/>
    </style:style>
    <style:style style:name="表3.B" style:family="table-column">
      <style:table-column-properties style:column-width="9.878cm" style:rel-column-width="40034*"/>
    </style:style>
    <style:style style:name="表3.C" style:family="table-column">
      <style:table-column-properties style:column-width="5.498cm" style:rel-column-width="22284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.147cm" style:rel-column-width="4419*"/>
    </style:style>
    <style:style style:name="表4.B" style:family="table-column">
      <style:table-column-properties style:column-width="10.186cm" style:rel-column-width="39267*"/>
    </style:style>
    <style:style style:name="表4.C" style:family="table-column">
      <style:table-column-properties style:column-width="5.667cm" style:rel-column-width="21849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3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8pt" fo:font-style="normal" style:text-underline-style="none" fo:font-weight="normal" style:text-blinking="false" fo:background-color="#ffff00" style:font-name-asian="Arial" style:font-size-asian="28pt" style:font-weight-asian="bold" style:font-size-complex="28pt" style:font-weight-complex="bold"/>
    </style:style>
    <style:style style:name="P6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0" style:family="paragraph" style:parent-style-name="Text_20_body">
      <style:paragraph-properties fo:line-height="150%"/>
      <style:text-properties style:font-name="Arial" fo:font-size="14pt" fo:font-weight="normal" style:font-name-asian="Arial" style:font-size-asian="14pt" style:font-size-complex="14pt"/>
    </style:style>
    <style:style style:name="P1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12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13" style:family="paragraph" style:parent-style-name="Table_20_Contents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" style:family="paragraph" style:parent-style-name="Table_20_Contents">
      <style:text-properties fo:font-size="15pt" style:font-size-asian="15pt" style:font-size-complex="15pt"/>
    </style:style>
    <style:style style:name="P15" style:family="paragraph" style:parent-style-name="Table_20_Contents">
      <style:text-properties fo:font-size="15pt" fo:background-color="transparent" style:font-size-asian="15pt" style:font-size-complex="15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3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8pt" fo:font-style="normal" style:text-underline-style="none" fo:font-weight="normal" style:text-blinking="false" fo:background-color="#ffff00" style:font-name-asian="Arial" style:font-size-asian="28pt" style:font-weight-asian="bold" style:font-size-complex="28pt" style:font-weight-complex="bold"/>
    </style:style>
    <style:style style:name="P37" style:family="paragraph" style:parent-style-name="Text_20_body" style:list-style-name="L4">
      <style:paragraph-properties fo:margin-top="0cm" fo:margin-bottom="0cm" fo:line-height="150%" style:writing-mode="lr-tb"/>
    </style:style>
    <style:style style:name="P3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T1" style:family="text">
      <style:text-properties fo:font-variant="normal" fo:text-transform="none" fo:color="#000000" style:text-line-through-style="none" fo:font-style="normal" style:text-underline-style="none" style:text-blinking="false" fo:background-color="#ffcc00"/>
    </style:style>
    <style:style style:name="T2" style:family="text">
      <style:text-properties fo:font-variant="normal" fo:text-transform="none" fo:color="#000000" style:text-line-through-style="none" fo:font-style="normal" style:text-underline-style="none" style:text-blinking="false" fo:background-color="#ffcc00" style:language-asian="ja" style:country-asian="JP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/>
    </style:style>
    <style:style style:name="T5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ffcc00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ffcc00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ff0000" fo:font-size="15pt" fo:background-color="#f4cccc"/>
    </style:style>
    <style:style style:name="T11" style:family="text">
      <style:text-properties fo:background-color="#ccff66"/>
    </style:style>
    <style:style style:name="T12" style:family="text">
      <style:text-properties style:language-asian="ja" style:country-asian="JP"/>
    </style:style>
    <style:style style:name="T13" style:family="text">
      <style:text-properties fo:background-color="#ffff00"/>
    </style:style>
    <style:style style:name="T14" style:family="text">
      <style:text-properties fo:background-color="#ccffcc" style:language-asian="ja" style:country-asian="JP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5pt" fo:background-color="#ccff66" style:font-size-asian="15pt" style:font-size-complex="15pt"/>
    </style:style>
    <style:style style:name="T17" style:family="text">
      <style:text-properties fo:background-color="#ffcc00"/>
    </style:style>
    <style:style style:name="T18" style:family="text">
      <style:text-properties fo:background-color="#ffcc00" style:language-asian="ja" style:country-asian="JP"/>
    </style:style>
    <style:style style:name="T19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color="#1155cc" fo:font-size="28pt" fo:background-color="#ffff00" style:font-size-asian="28pt" style:font-weight-asian="bold" style:font-size-complex="28pt" style:font-weight-complex="bold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weight="bold" fo:background-color="#ffcc00" style:font-style-asian="italic" style:font-weight-asian="bold" style:font-style-complex="italic" style:font-weight-complex="bold"/>
    </style:style>
    <style:style style:name="T24" style:family="text">
      <style:text-properties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---------------------------------------------------------------------------</text:p>
      <text:p text:style-name="P7"><text:span text:style-name="T1">res free# JVEMV6 41#7.1_1 / 41. economics / 7. topics / 1. </text:span><text:span text:style-name="T2">日銀統計</text:span><text:span text:style-name="T1"> / </text:span><text:span text:style-name="T5">20190929_144647</text:span></text:p>
      <text:p text:style-name="P1"/>
      <text:p text:style-name="P1">[do] <text:span text:style-name="T10">#_ </text:span></text:p>
      <text:list xml:id="list2763953971873123480" text:style-name="L1">
        <text:list-item>
          <text:p text:style-name="P17">REVIEW</text:p>
        </text:list-item>
        <text:list-item>
          <text:p text:style-name="P17">TASK-1<text:span text:style-name="T12">　：日銀統計</text:span></text:p>
          <text:list>
            <text:list-item>
              <text:p text:style-name="P17"><text:a xlink:type="simple" xlink:href="https://www.boj.or.jp/statistics/boj/fm/juqf/index.htm" text:style-name="Internet_20_link" text:visited-style-name="Visited_20_Internet_20_Link">https://www.boj.or.jp/statistics/boj/fm/juqf/index.htm</text:a></text:p>
              <text:list>
                <text:list-item>
                  <text:p text:style-name="P32">「」</text:p>
                </text:list-item>
                <text:list-item>
                  <text:p text:style-name="P32">　=&gt;　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>日銀当座預金増減要因と金融調節（2019年8月実績）</text:p>
          </table:table-cell>
          <table:table-cell table:style-name="表1.A1" office:value-type="string">
            <text:p text:style-name="P1">4,036,194<text:tab/>- 3,924,273 = 111,921 <text:span text:style-name="T12">（億円）</text:span></text:p>
          </table:table-cell>
          <table:table-cell table:style-name="表1.C1" office:value-type="string">
            <text:p text:style-name="P2">11兆1,921億円</text:p>
          </table:table-cell>
        </table:table-row>
        <table:table-row>
          <table:table-cell table:style-name="表1.A2" office:value-type="string">
            <text:p text:style-name="P11">銀行券月末発行高</text:p>
          </table:table-cell>
          <table:table-cell table:style-name="表1.A2" office:value-type="string">
            <text:p text:style-name="P11">1,074,353<text:tab/>- 1,047,501 = <text:s/>26,852<text:span text:style-name="T3"> </text:span><text:span text:style-name="T4">（億円）</text:span></text:p>
          </table:table-cell>
          <table:table-cell table:style-name="表1.C2" office:value-type="string">
            <text:p text:style-name="P11">2<text:span text:style-name="T12">兆6,852億円</text:span></text:p>
          </table:table-cell>
        </table:table-row>
        <table:table-row>
          <table:table-cell table:style-name="表1.A2" office:value-type="string">
            <text:p text:style-name="P11">Ｅ <text:s text:c="6"/>Ｔ <text:s text:c="6"/>Ｆ <text:s text:c="6"/>買 <text:s text:c="6"/>入 （注７）</text:p>
          </table:table-cell>
          <table:table-cell table:style-name="表1.A2" office:value-type="string">
            <text:p text:style-name="P11">271,711 – 213,041 = 58,670<text:span text:style-name="T3"> </text:span><text:span text:style-name="T4">（億円）</text:span></text:p>
          </table:table-cell>
          <table:table-cell table:style-name="表1.C2" office:value-type="string">
            <text:p text:style-name="P11">5<text:span text:style-name="T12">兆8,670億円</text:span></text:p>
          </table:table-cell>
        </table:table-row>
      </table:table>
      <text:list xml:id="list34805036" text:continue-numbering="true" text:style-name="L1">
        <text:list-item>
          <text:list>
            <text:list-item>
              <text:list>
                <text:list-item>
                  <text:p text:style-name="P32"/>
                </text:list-item>
              </text:list>
            </text:list-item>
          </text:list>
        </text:list-item>
      </text:list>
      <text:p text:style-name="P1">[next]</text:p>
      <text:list xml:id="list2269934762398748729" text:style-name="L2">
        <text:list-item>
          <text:p text:style-name="P18">TASK : ANY</text:p>
        </text:list-item>
        <text:list-item>
          <text:p text:style-name="P18">or, ETF<text:span text:style-name="T12">関連の統計　=&gt;　見てみる</text:span></text:p>
        </text:list-item>
      </text:list>
      <text:p text:style-name="P1">[further]</text:p>
      <text:list xml:id="list1554778578875698801" text:style-name="L3">
        <text:list-item>
          <text:p text:style-name="P19"/>
        </text:list-item>
      </text:list>
      <text:p text:style-name="P9"><text:line-break/><text:span text:style-name="T11">[/ 20190929_150836]</text:span></text:p>
      <text:p text:style-name="P4"/>
      <text:p text:style-name="P1">---------------------------------------------------------------------------</text:p>
      <text:p text:style-name="P7"><text:span text:style-name="T1">res free# JVEMV6 41#7.2_2 / 41. economics / 7. topics / 2. </text:span><text:span text:style-name="T2">US-capital-account</text:span><text:span text:style-name="T1"> / </text:span><text:span text:style-name="T5">20191117_182230</text:span></text:p>
      <text:p text:style-name="P1"><text:soft-page-break/></text:p>
      <text:p text:style-name="P1">[do] <text:span text:style-name="T10">#_ </text:span></text:p>
      <text:list xml:id="list7118660907198111658" text:style-name="L4">
        <text:list-item>
          <text:p text:style-name="P20">REVIEW</text:p>
          <text:list>
            <text:list-item>
              <text:p text:style-name="P37"><text:a xlink:type="simple" xlink:href="https://tradingeconomics.com/united-states/capital-flows" text:style-name="Internet_20_link" text:visited-style-name="Visited_20_Internet_20_Link"><text:span text:style-name="T6">https://tradingeconomics.com/united-states/capital-flows</text:span></text:a></text:p>
            </text:list-item>
            <text:list-item>
              <text:p text:style-name="P20">THOUGHTS</text:p>
              <text:list>
                <text:list-item>
                  <text:p text:style-name="P33">米国が輸入　=&gt;　外国の財への需要 ＝ 外貨への需要↑ → ドル需要↓ = ドル安原因</text:p>
                </text:list-item>
                <text:list-item>
                  <text:p text:style-name="P33">米国へ、外国から投資　=&gt;　米国内の資産への需要 = ドルへの需要　=&gt;　ドル需要↑ = ドル高要因</text:p>
                </text:list-item>
              </text:list>
            </text:list-item>
          </text:list>
        </text:list-item>
        <text:list-item>
          <text:p text:style-name="P20">TASK-1</text:p>
          <text:list>
            <text:list-item>
              <text:p text:style-name="P20">read doc : <text:a xlink:type="simple" xlink:href="https://www.bea.gov/news/2019/us-international-transactions-2nd-quarter-2019" text:style-name="Internet_20_link" text:visited-style-name="Visited_20_Internet_20_Link">https://www.bea.gov/news/2019/us-international-transactions-2nd-quarter-2019</text:a></text:p>
            </text:list-item>
            <text:list-item>
              <text:p text:style-name="P20">FOUND</text:p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">1</text:p>
          </table:table-cell>
          <table:table-cell table:style-name="表3.B1" office:value-type="string">
            <text:p text:style-name="P1"><text:span text:style-name="T12">2019年度の、米国の、</text:span><text:span text:style-name="T14">貿易収支の赤字額</text:span></text:p>
          </table:table-cell>
          <table:table-cell table:style-name="表3.C1" office:value-type="string">
            <text:p text:style-name="P2">米国GDPの、<text:span text:style-name="T13">1.04 %</text:span></text:p>
          </table:table-cell>
        </table:table-row>
        <table:table-row>
          <table:table-cell table:style-name="表3.A2" office:value-type="string">
            <text:p text:style-name="P11"/>
          </table:table-cell>
          <table:table-cell table:style-name="表3.A2" office:value-type="string">
            <text:p text:style-name="P13"/>
          </table:table-cell>
          <table:table-cell table:style-name="表3.C2" office:value-type="string">
            <text:p text:style-name="P12"/>
          </table:table-cell>
        </table:table-row>
      </table:table>
      <text:list xml:id="list34815547" text:continue-numbering="true" text:style-name="L4">
        <text:list-item>
          <text:list>
            <text:list-item>
              <text:p text:style-name="P33"/>
            </text:list-item>
          </text:list>
        </text:list-item>
      </text:list>
      <text:p text:style-name="P1">[next]</text:p>
      <text:list xml:id="list4939098252100086446" text:style-name="L5">
        <text:list-item>
          <text:p text:style-name="P21">TASK : ANY</text:p>
        </text:list-item>
      </text:list>
      <text:p text:style-name="P1">[further]</text:p>
      <text:list xml:id="list8299533886526864031" text:style-name="L6">
        <text:list-item>
          <text:p text:style-name="P22"/>
        </text:list-item>
      </text:list>
      <text:p text:style-name="P9"><text:line-break/><text:span text:style-name="T11">[/ XXX]</text:span></text:p>
      <text:p text:style-name="P10"/>
      <text:p text:style-name="P4"/>
      <text:p text:style-name="P1">[X]---------------------------------------------------------------------------</text:p>
      <text:p text:style-name="P7"><text:span text:style-name="T1">[1] res free# JVEMV6 41#7.9_1 / 41. economics / 7. topics / 9. </text:span><text:span text:style-name="T2">クレジット経済</text:span><text:span text:style-name="T1"> / </text:span><text:span text:style-name="T5">20200614_141414</text:span></text:p>
      <text:p text:style-name="P1"/>
      <text:p text:style-name="P1">[do] <text:span text:style-name="T10">#_ </text:span></text:p>
      <text:list xml:id="list532494213417037283" text:style-name="L7">
        <text:list-item>
          <text:p text:style-name="P23"><text:soft-page-break/>REVIEW</text:p>
        </text:list-item>
        <text:list-item>
          <text:p text:style-name="P23">TASK-1 : <text:span text:style-name="T12">統計</text:span></text:p>
          <text:list>
            <text:list-item>
              <text:list>
                <text:list-item>
                  <text:p text:style-name="P23"><text:a xlink:type="simple" xlink:href="https://www.j-credit.or.jp/information/statistics/#movement" text:style-name="Internet_20_link" text:visited-style-name="Visited_20_Internet_20_Link">https://www.j-credit.or.jp/information/statistics/#movement</text:a> </text:p>
                </text:list-item>
              </text:list>
            </text:list-item>
            <text:list-item>
              <text:p text:style-name="P23">&lt;FACTS&gt;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1">1</text:p>
          </table:table-cell>
          <table:table-cell table:style-name="表4.B1" office:value-type="string">
            <text:p text:style-name="P12">日本　クレジットカード・ショッピング</text:p>
            <text:p text:style-name="P12">残高　２０１９年</text:p>
          </table:table-cell>
          <table:table-cell table:style-name="表4.C1" office:value-type="string">
            <text:p text:style-name="P12">13兆5,800億</text:p>
          </table:table-cell>
        </table:table-row>
        <table:table-row>
          <table:table-cell table:style-name="表4.A2" office:value-type="float" office:value="2">
            <text:p text:style-name="P11">2</text:p>
          </table:table-cell>
          <table:table-cell table:style-name="表4.B2" office:value-type="string">
            <text:p text:style-name="P12">日本　ショッピング・クレジット</text:p>
            <text:p text:style-name="P12">残高　２０１９年</text:p>
            <text:p text:style-name="P12"/>
          </table:table-cell>
          <table:table-cell table:style-name="表4.C2" office:value-type="string">
            <text:p text:style-name="P12">18兆3,100億</text:p>
          </table:table-cell>
        </table:table-row>
        <table:table-row>
          <table:table-cell table:style-name="表4.B2" office:value-type="string">
            <text:p text:style-name="P11"/>
            <text:p text:style-name="P11"><draw:frame draw:style-name="fr1" draw:name="オブジェクト1" text:anchor-type="paragraph" svg:x="0.88cm" svg:y="0.385cm" svg:width="15.079cm" svg:height="6.789cm" draw:z-index="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11">3</text:p>
          </table:table-cell>
          <table:table-cell table:style-name="表4.B2" office:value-type="string">
            <text:p text:style-name="P12">グラフ　data_41#7.9_1.ods</text:p>
          </table:table-cell>
          <table:table-cell table:style-name="表4.C2" office:value-type="string">
            <text:p text:style-name="P11"/>
          </table:table-cell>
        </table:table-row>
        <table:table-row>
          <table:table-cell table:style-name="表4.B2" office:value-type="string">
            <text:p text:style-name="P11"/>
          </table:table-cell>
          <table:table-cell table:style-name="表4.B2" office:value-type="string">
            <text:p text:style-name="P11"/>
          </table:table-cell>
          <table:table-cell table:style-name="表4.C2" office:value-type="string">
            <text:p text:style-name="P11"/>
          </table:table-cell>
        </table:table-row>
        <table:table-row>
          <table:table-cell table:style-name="表4.B2" office:value-type="string">
            <text:p text:style-name="P11"/>
          </table:table-cell>
          <table:table-cell table:style-name="表4.B2" office:value-type="string">
            <text:p text:style-name="P11"/>
          </table:table-cell>
          <table:table-cell table:style-name="表4.C2" office:value-type="string">
            <text:p text:style-name="P11"/>
          </table:table-cell>
        </table:table-row>
      </table:table>
      <text:list xml:id="list34789518" text:continue-numbering="true" text:style-name="L7">
        <text:list-item>
          <text:list>
            <text:list-item>
              <text:p text:style-name="P23"/>
            </text:list-item>
            <text:list-item>
              <text:p text:style-name="P23"/>
            </text:list-item>
          </text:list>
        </text:list-item>
      </text:list>
      <text:p text:style-name="P1">[next]</text:p>
      <text:list xml:id="list9011357450522522419" text:style-name="L8">
        <text:list-item>
          <text:p text:style-name="P24">TASK<text:span text:style-name="T12"> : ANY</text:span></text:p>
        </text:list-item>
      </text:list>
      <text:p text:style-name="P1">[further]</text:p>
      <text:p text:style-name="P6"><text:span text:style-name="T15"><text:line-break/></text:span><text:span text:style-name="T16">[/ XXX] 20200614_145615</text:span></text:p>
      <text:p text:style-name="P10"/>
      <text:p text:style-name="P5"/>
      <text:p text:style-name="P1"><text:soft-page-break/>[1]---------------------------------------------------------------------------</text:p>
      <text:p text:style-name="P8"><text:span text:style-name="T17">[1] res free# JVEMV6 41#7.</text:span><text:span text:style-name="T18">10</text:span><text:span text:style-name="T17">_1 / 41. economics / 7. topics / </text:span><text:span text:style-name="T18">10 各国：貿易相手国</text:span><text:span text:style-name="T17"> / </text:span><text:span text:style-name="T19">20200716_150552</text:span></text:p>
      <text:p text:style-name="P1"/>
      <text:p text:style-name="P1">[do] <text:span text:style-name="T10">#_ </text:span></text:p>
      <text:list xml:id="list34796774" text:continue-list="list34805036" text:style-name="L1">
        <text:list-item>
          <text:p text:style-name="P17">REVIEW</text:p>
        </text:list-item>
        <text:list-item>
          <text:p text:style-name="P17">TASK-1 </text:p>
          <text:list>
            <text:list-item>
              <text:p text:style-name="P32">search</text:p>
              <text:list>
                <text:list-item>
                  <text:p text:style-name="P17"><text:a xlink:type="simple" xlink:href="https://ecodb.net/country/DE/trade/" text:style-name="Internet_20_link" text:visited-style-name="Visited_20_Internet_20_Link">https://ecodb.net/country/DE/trade/</text:a><text:tab/>:d-1a</text:p>
                </text:list-item>
                <text:list-item>
                  <text:p text:style-name="P17"><text:a xlink:type="simple" xlink:href="https://ecodb.net/country/JP/trade/" text:style-name="Internet_20_link" text:visited-style-name="Visited_20_Internet_20_Link">https://ecodb.net/country/JP/trade/</text:a><text:tab/>:d-1b</text:p>
                </text:list-item>
              </text:list>
            </text:list-item>
            <text:list-item>
              <text:p text:style-name="P17">FOUND</text:p>
              <text:list>
                <text:list-item>
                  <text:p text:style-name="P32">수출 상대국 : 상위 4 개국 (2017, see memo)</text:p>
                  <text:list>
                    <text:list-item>
                      <text:p text:style-name="P32">독일<text:tab/><text:tab/>30.5 %</text:p>
                    </text:list-item>
                    <text:list-item>
                      <text:p text:style-name="P32">일본<text:tab/><text:tab/>51.1</text:p>
                    </text:list-item>
                    <text:list-item>
                      <text:p text:style-name="P32">한국<text:tab/><text:tab/>52.4</text:p>
                    </text:list-item>
                  </text:list>
                </text:list-item>
                <text:list-item>
                  <text:p text:style-name="P32">한국 : 상위 2 개국</text:p>
                  <text:list>
                    <text:list-item>
                      <text:p text:style-name="P32">중국<text:tab/><text:tab/>25.1 %</text:p>
                    </text:list-item>
                    <text:list-item>
                      <text:p text:style-name="P32">미<text:tab/><text:tab/>12.2</text:p>
                    </text:list-item>
                  </text:list>
                </text:list-item>
              </text:list>
            </text:list-item>
          </text:list>
        </text:list-item>
      </text:list>
      <text:p text:style-name="P1">[next]</text:p>
      <text:list xml:id="list6487410277700244079" text:style-name="L9">
        <text:list-item>
          <text:p text:style-name="P25">TASK : 다른 나라의 데이터도 보자.</text:p>
        </text:list-item>
      </text:list>
      <text:p text:style-name="P1">[further]</text:p>
      <text:p text:style-name="P9"><text:line-break/><text:span text:style-name="T11">[/ XXX] 20200716_153757</text:span></text:p>
      <text:p text:style-name="P1"/>
      <text:p text:style-name="P5"/>
      <text:p text:style-name="P1">[X]---------------------------------------------------------------------------</text:p>
      <text:p text:style-name="P8"><text:span text:style-name="T23">[2] res free# JVEMV6 41#7.9_X / 41. economics / 7. topics / 9. </text:span><text:span text:style-name="T24">クレジット経済</text:span><text:span text:style-name="T23"> / </text:span><text:span text:style-name="T19">20200720_143432</text:span></text:p>
      <text:p text:style-name="P1"/>
      <text:p text:style-name="P1"><text:soft-page-break/>[do] <text:span text:style-name="T10">#_ </text:span></text:p>
      <text:list xml:id="list3240442001104259242" text:style-name="L13">
        <text:list-item>
          <text:p text:style-name="P29">REVIEW</text:p>
        </text:list-item>
        <text:list-item>
          <text:p text:style-name="P29">TASK-1</text:p>
          <text:list>
            <text:list-item>
              <text:list>
                <text:list-item>
                  <text:p text:style-name="P29">read : <text:a xlink:type="simple" xlink:href="https://finance.huanqiu.com/article/3ywImmAEtCz" text:style-name="Internet_20_link" text:visited-style-name="Visited_20_Internet_20_Link">https://finance.huanqiu.com/article/3ywImmAEtCz</text:a></text:p>
                </text:list-item>
              </text:list>
            </text:list-item>
            <text:list-item>
              <text:p text:style-name="P29">T-1.1</text:p>
              <text:list>
                <text:list-item>
                  <text:p text:style-name="P29">41#7.9.[M-1].odt</text:p>
                </text:list-item>
                <text:list-item>
                  <text:p text:style-name="P29">==&gt; OK </text:p>
                </text:list-item>
              </text:list>
            </text:list-item>
          </text:list>
        </text:list-item>
        <text:list-item>
          <text:p text:style-name="P29">TASK : search ==&gt;</text:p>
          <text:list>
            <text:list-item>
              <text:p text:style-name="P34">中国人民銀行 </text:p>
            </text:list-item>
          </text:list>
        </text:list-item>
      </text:list>
      <text:p text:style-name="P1">[next]</text:p>
      <text:list xml:id="list6887017804047765352" text:style-name="L10">
        <text:list-item>
          <text:p text:style-name="P26">TASK</text:p>
          <text:list>
            <text:list-item>
              <text:p text:style-name="P26"><text:a xlink:type="simple" xlink:href="http://www.pbc.gov.cn/" text:style-name="Internet_20_link" text:visited-style-name="Visited_20_Internet_20_Link">http://www.pbc.gov.cn/</text:a> ==&gt; browse</text:p>
            </text:list-item>
          </text:list>
        </text:list-item>
      </text:list>
      <text:p text:style-name="P1">[further]</text:p>
      <text:p text:style-name="P3"><text:line-break/><text:span text:style-name="T11">[/ XXX] 20200720_145827</text:span></text:p>
      <text:p text:style-name="P1"/>
      <text:p text:style-name="P1"/>
      <text:p text:style-name="P1"><text:span text:style-name="T21">@@@</text:span></text:p>
      <text:p text:style-name="P1">---------------------------------------------------------------------------</text:p>
      <text:p text:style-name="P7"><text:span text:style-name="T1">res free# JVEMV6 41#7.1_X / 41. economics / 7. topics / 1. </text:span><text:span text:style-name="T2">日銀統計</text:span><text:span text:style-name="T1"> / </text:span><text:span text:style-name="T5">XXX</text:span></text:p>
      <text:p text:style-name="P1"/>
      <text:p text:style-name="P1">[do] <text:span text:style-name="T10">#_ </text:span></text:p>
      <text:list xml:id="list6333318619925511655" text:style-name="L15">
        <text:list-item>
          <text:p text:style-name="P31">REVIEW</text:p>
        </text:list-item>
        <text:list-item>
          <text:p text:style-name="P31">TASK-1</text:p>
        </text:list-item>
      </text:list>
      <text:list xml:id="list34806515" text:continue-list="list34796774" text:style-name="L1">
        <text:list-item>
          <text:list>
            <text:list-item>
              <text:p text:style-name="P17"/>
            </text:list-item>
          </text:list>
        </text:list-item>
      </text:list>
      <text:p text:style-name="P1">[next]</text:p>
      <text:list xml:id="list6630099080569994288" text:style-name="L14">
        <text:list-item>
          <text:p text:style-name="P30">TASK</text:p>
        </text:list-item>
      </text:list>
      <text:p text:style-name="P1">[further]</text:p>
      <text:p text:style-name="P3"><text:line-break/><text:soft-page-break/><text:span text:style-name="T11">[/ XXX] </text:span></text:p>
      <text:p text:style-name="P1"/>
      <text:p text:style-name="P1">------------------------------------------------ [TEMPLATE] 20190929_144420</text:p>
      <text:p text:style-name="P1">---------------------------------------------------------------------------</text:p>
      <text:p text:style-name="P7"><text:span text:style-name="T1">res free# JVEMV6 41#7.1_X / 41. economics / 7. topics / 1. </text:span><text:span text:style-name="T2">日銀統計</text:span><text:span text:style-name="T1"> / </text:span><text:span text:style-name="T5">XXX</text:span></text:p>
      <text:p text:style-name="P1"/>
      <text:p text:style-name="P1">[do] <text:span text:style-name="T10">#_ </text:span></text:p>
      <text:list xml:id="list34816213" text:continue-list="list34806515" text:style-name="L1">
        <text:list-item>
          <text:p text:style-name="P17">REVIEW</text:p>
        </text:list-item>
        <text:list-item>
          <text:p text:style-name="P17">TASK-1</text:p>
          <text:list>
            <text:list-item>
              <text:p text:style-name="P17"/>
            </text:list-item>
          </text:list>
        </text:list-item>
      </text:list>
      <text:p text:style-name="P1">[next]</text:p>
      <text:list xml:id="list5680499228193065599" text:style-name="L11">
        <text:list-item>
          <text:p text:style-name="P27">TASK</text:p>
        </text:list-item>
      </text:list>
      <text:p text:style-name="P1">[further]</text:p>
      <text:p text:style-name="P9"><text:line-break/><text:span text:style-name="T11">[/ XXX] </text:span></text:p>
      <text:p text:style-name="P10"/>
      <text:p text:style-name="P10"/>
      <text:p text:style-name="P10"/>
      <text:p text:style-name="P1">/------------------------------------------------ [TEMPLATE] 20190929_144420 /</text:p>
      <text:p text:style-name="P1">------------------------------------------------------------- [DOCS] 20190929_144435</text:p>
      <text:p text:style-name="P1"/>
      <text:p text:style-name="P1"/>
      <text:p text:style-name="P1">/ ------------------------------------------------------------- [DOCS] 20190929_144435 /</text:p>
      <text:p text:style-name="P1">------------------------------------------------- [steps : closing] 20190929_151414</text:p>
      <text:p text:style-name="P1"/>
      <table:table table:name="表5" table:style-name="表5">
        <table:table-column table:style-name="表5.A"/>
        <table:table-row>
          <table:table-cell table:style-name="表5.A1" office:value-type="string">
            <text:p text:style-name="P15">pushd C:\WORKS_2\WS\WS_Others.miscs <text:span text:style-name="T20">&amp;&amp; git add . &amp;&amp; git commit -m "(WS_Others.JVEMV6 : 41. economics : 7. topics : 9. クレジット経済) periodical updates" &amp;&amp; e &amp;&amp; git push origin master</text:span></text:p>
          </table:table-cell>
        </table:table-row>
        <table:table-row>
          <table:table-cell table:style-name="表5.A2" office:value-type="string">
            <text:p text:style-name="P14">###</text:p>
          </table:table-cell>
        </table:table-row>
        <text:soft-page-break/>
        <table:table-row>
          <table:table-cell table:style-name="表5.A3" office:value-type="string">
            <text:p text:style-name="P14"><text:span text:style-name="T22">C:\WORKS_2\WS\WS_Others.miscs\end_all.bat </text:span><text:span text:style-name="T7">[1] res free# JVEMV6 41#7.</text:span><text:span text:style-name="T8">10</text:span><text:span text:style-name="T7">_1 / 41. economics / 7. topics / </text:span><text:span text:style-name="T8">10 各国：貿易相手国</text:span><text:span text:style-name="T7"> / </text:span><text:span text:style-name="T9">20200716_150552</text:span></text:p>
          </table:table-cell>
        </table:table-row>
        <table:table-row>
          <table:table-cell table:style-name="表5.A2" office:value-type="string">
            <text:p text:style-name="P14"/>
          </table:table-cell>
        </table:table-row>
      </table:table>
      <text:list xml:id="list7515325612045863326" text:style-name="L12">
        <text:list-header>
          <text:p text:style-name="P28"/>
        </text:list-header>
        <text:list-item>
          <text:p text:style-name="P28">email</text:p>
          <text:list>
            <text:list-item>
              <text:p text:style-name="P28">C/P → texts</text:p>
            </text:list-item>
            <text:list-item>
              <text:p text:style-name="P28">mind map ==&gt; append to email</text:p>
            </text:list-item>
            <text:list-item>
              <text:p text:style-name="P28">send</text:p>
            </text:list-item>
          </text:list>
        </text:list-item>
        <text:list-item>
          <text:p text:style-name="P28">close apps</text:p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taskkill /f /im javaw.exe</text:p>
          </table:table-cell>
        </table:table-row>
        <table:table-row>
          <table:table-cell table:style-name="表2.A2" office:value-type="string">
            <text:p text:style-name="P1">taskkill /f /im soffice.bin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  <table:table-row>
          <table:table-cell table:style-name="表2.A2" office:value-type="string">
            <text:p text:style-name="P11"/>
          </table:table-cell>
        </table:table-row>
      </table:table>
      <text:list xml:id="list34810793" text:continue-numbering="true" text:style-name="L12">
        <text:list-item>
          <text:list>
            <text:list-item>
              <text:p text:style-name="P28">folders</text:p>
            </text:list-item>
            <text:list-item>
              <text:p text:style-name="P28">web pages</text:p>
            </text:list-item>
          </text:list>
        </text:list-item>
      </text:list>
      <text:p text:style-name="P1">/ ------------------------------------------------- [steps : closing] 20190929_151414 /</text:p>
      <text:p text:style-name="P1"/>
      <text:p text:style-name="P1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29T14:43:59.43</meta:creation-date>
    <dc:date>2020-07-20T14:58:55.42</dc:date>
    <dc:creator>iwabuchi ken</dc:creator>
    <meta:editing-duration>PT3H10M44S</meta:editing-duration>
    <meta:editing-cycles>28</meta:editing-cycles>
    <meta:generator>OpenOffice/4.1.3$Win32 OpenOffice.org_project/413m1$Build-9783</meta:generator>
    <meta:document-statistic meta:table-count="5" meta:image-count="0" meta:object-count="1" meta:page-count="7" meta:paragraph-count="135" meta:word-count="740" meta:character-count="368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number-style style:name="N8108P0" style:volatile="true" number:language="ja" number:country="JP">
      <number:number number:decimal-places="2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08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400" chart:maximum="8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8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8108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79cm" svg:height="6.788cm" xlink:href="." xlink:type="simple" chart:class="chart:bar" chart:style-name="ch1">
        <chart:title svg:x="6.331cm" svg:y="0.27cm" chart:style-name="ch2">
          <text:p>信用供与額</text:p>
        </chart:title>
        <chart:subtitle svg:x="6.688cm" svg:y="1.133cm" chart:style-name="ch3">
          <text:p>（千億円）</text:p>
        </chart:subtitle>
        <chart:legend chart:legend-position="end" svg:x="9.872cm" svg:y="2.899cm" style:legend-expansion="high" chart:style-name="ch4"/>
        <chart:plot-area chart:style-name="ch5" chart:data-source-has-labels="both" svg:x="1.26cm" svg:y="2.032cm" svg:width="7.501cm" svg:height="4.201cm">
          <chartooo:coordinate-region svg:x="2.067cm" svg:y="2.244cm" svg:width="5.886cm" svg:height="3.316cm"/>
          <chart:axis chart:dimension="x" chart:name="primary-x" chart:style-name="ch6" chartooo:axis-type="auto">
            <chartooo:date-scale/>
            <chart:categories table:cell-range-address="local-table.$A$2:.$A$6"/>
          </chart:axis>
          <chart:axis chart:dimension="y" chart:name="primary-y" chart:style-name="ch7">
            <chart:title svg:x="0.451cm" svg:y="6.081cm" chart:style-name="ch8">
              <text:p>クレジットカード・ショッピング</text:p>
            </chart:title>
            <chart:grid chart:style-name="ch9" chart:class="major"/>
          </chart:axis>
          <chart:axis chart:dimension="y" chart:name="secondary-y" chart:style-name="ch10">
            <chart:title svg:x="9.062cm" svg:y="5.684cm" chart:style-name="ch8">
              <text:p>ショッピング・クレジット</text:p>
            </chart:title>
          </chart:axis>
          <chart:series chart:attached-axis="secondary-y" chart:style-name="ch11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2" chart:values-cell-range-address="local-table.$C$2:.$C$6" chart:label-cell-address="local-table.$C$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ショッピングクレジット</text:p>
              </table:table-cell>
              <table:table-cell office:value-type="string">
                <text:p>クレジットカードショッピング</text:p>
              </table:table-cell>
            </table:table-row>
          </table:table-header-rows>
          <table:table-rows>
            <table:table-row>
              <table:table-cell office:value-type="string">
                <text:p>2015年</text:p>
                <text:list>
                  <text:list-item>
                    <text:p>2015年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1.485">
                <text:p>81.485</text:p>
              </table:table-cell>
              <table:table-cell office:value-type="float" office:value="498.341">
                <text:p>498.341</text:p>
              </table:table-cell>
            </table:table-row>
            <table:table-row>
              <table:table-cell office:value-type="string">
                <text:p>2016年</text:p>
                <text:list>
                  <text:list-item>
                    <text:p>2016年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6.566">
                <text:p>86.566</text:p>
              </table:table-cell>
              <table:table-cell office:value-type="float" office:value="539.265">
                <text:p>539.265</text:p>
              </table:table-cell>
            </table:table-row>
            <table:table-row>
              <table:table-cell office:value-type="string">
                <text:p>2017年</text:p>
                <text:list>
                  <text:list-item>
                    <text:p>2017年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9.628">
                <text:p>89.628</text:p>
              </table:table-cell>
              <table:table-cell office:value-type="float" office:value="583.711">
                <text:p>583.711</text:p>
              </table:table-cell>
            </table:table-row>
            <table:table-row>
              <table:table-cell office:value-type="string">
                <text:p>2018年</text:p>
                <text:list>
                  <text:list-item>
                    <text:p>2018年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6.96">
                <text:p>96.96</text:p>
              </table:table-cell>
              <table:table-cell office:value-type="float" office:value="666.877">
                <text:p>666.877</text:p>
              </table:table-cell>
            </table:table-row>
            <table:table-row>
              <table:table-cell office:value-type="string">
                <text:p>2019年</text:p>
                <text:list>
                  <text:list-item>
                    <text:p>2019年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7.365">
                <text:p>97.365</text:p>
              </table:table-cell>
              <table:table-cell office:value-type="float" office:value="734.311">
                <text:p>734.3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